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76454" officeooo:paragraph-rsid="00076454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20pt" fo:font-style="normal" style:text-underline-style="none" fo:font-weight="normal" officeooo:rsid="00076454" officeooo:paragraph-rsid="00076454" style:font-size-asian="17.5pt" style:font-style-asian="normal" style:font-weight-asian="normal" style:font-size-complex="20pt" style:font-style-complex="normal" style:font-weight-complex="normal"/>
    </style:style>
    <style:style style:name="P3" style:family="paragraph" style:parent-style-name="Standard">
      <style:text-properties fo:font-size="36pt" fo:font-style="italic" style:text-underline-style="solid" style:text-underline-width="auto" style:text-underline-color="font-color" fo:font-weight="bold" officeooo:rsid="00076454" officeooo:paragraph-rsid="00076454" style:font-size-asian="36pt" style:font-style-asian="italic" style:font-weight-asian="bold" style:font-size-complex="36pt" style:font-style-complex="italic" style:font-weight-complex="bold"/>
    </style:style>
    <style:style style:name="P4" style:family="paragraph" style:parent-style-name="Standard">
      <style:text-properties fo:font-size="22pt" fo:font-style="normal" style:text-underline-style="none" fo:font-weight="normal" officeooo:rsid="00076454" officeooo:paragraph-rsid="00076454" style:font-size-asian="19.25pt" style:font-style-asian="normal" style:font-weight-asian="normal" style:font-size-complex="2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y,2018</text:p>
      <text:p text:style-name="P3"/>
      <text:p text:style-name="P4">5 May</text:p>
      <text:p text:style-name="P2">Solved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22:56:05.713469541</meta:creation-date>
    <dc:date>2018-05-05T22:57:58.629457711</dc:date>
    <meta:editing-duration>PT1M54S</meta:editing-duration>
    <meta:editing-cycles>1</meta:editing-cycles>
    <meta:document-statistic meta:table-count="0" meta:image-count="0" meta:object-count="0" meta:page-count="1" meta:paragraph-count="3" meta:word-count="4" meta:character-count="20" meta:non-whitespace-character-count="18"/>
    <meta:generator>LibreOffice/5.1.6.2$Linux_X86_64 LibreOffice_project/10m0$Build-2</meta:generator>
  </office:meta>
</office:document-meta>
</file>